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4A000001C737AE8C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OpenSymbol" svg:font-family="OpenSymbol" style:font-family-generic="system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0a9cb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-complex="Arial"/>
    </style:style>
    <style:style style:name="P4" style:family="paragraph" style:parent-style-name="Normální">
      <style:paragraph-properties fo:text-align="center" style:justify-single-word="false"/>
      <style:text-properties fo:font-size="18pt" fo:font-weight="bold" style:font-size-asian="18pt" style:font-weight-asian="bold"/>
    </style:style>
    <style:style style:name="P5" style:family="paragraph" style:parent-style-name="Normální">
      <style:text-properties fo:font-weight="bold" style:font-weight-asian="bold"/>
    </style:style>
    <style:style style:name="P6" style:family="paragraph" style:parent-style-name="Normální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Normální">
      <style:paragraph-properties fo:text-align="center" style:justify-single-word="false"/>
    </style:style>
    <style:style style:name="P8" style:family="paragraph" style:parent-style-name="Normální">
      <style:paragraph-properties fo:margin-top="0.423cm" fo:margin-bottom="0cm" style:contextual-spacing="false"/>
    </style:style>
    <style:style style:name="P9" style:family="paragraph" style:parent-style-name="Normální" style:master-page-name="">
      <style:paragraph-properties fo:keep-together="always" style:page-number="auto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text-properties style:use-window-font-color="true"/>
    </style:style>
    <style:style style:name="P12" style:family="paragraph" style:parent-style-name="Standard">
      <style:paragraph-properties fo:text-align="start" style:justify-single-word="false"/>
      <style:text-properties style:use-window-font-color="true"/>
    </style:style>
    <style:style style:name="P13" style:family="paragraph">
      <style:paragraph-properties style:writing-mode="lr-tb"/>
      <style:text-properties style:use-window-font-color="true"/>
    </style:style>
    <style:style style:name="P14" style:family="paragraph" style:parent-style-name="Normální" style:master-page-name="MPF0">
      <style:paragraph-properties fo:text-align="center" style:justify-single-word="false" style:page-number="auto" fo:break-before="page"/>
      <style:text-properties fo:font-size="18pt" fo:font-weight="bold" style:font-size-asian="18pt" style:font-weight-asian="bold"/>
    </style:style>
    <style:style style:name="P15" style:family="paragraph" style:parent-style-name="Normální">
      <style:paragraph-properties fo:text-align="center" style:justify-single-word="false" fo:break-before="page"/>
      <style:text-properties fo:font-weight="bold" style:font-weight-asian="bold"/>
    </style:style>
    <style:style style:name="P16" style:family="paragraph" style:parent-style-name="Normální">
      <style:text-properties officeooo:paragraph-rsid="0001d4c5"/>
    </style:style>
    <style:style style:name="T1" style:family="text">
      <style:text-properties style:font-name-complex="Arial"/>
    </style:style>
    <style:style style:name="T2" style:family="text">
      <style:text-properties fo:font-weight="normal" style:font-weight-asian="normal" style:font-name-complex="Arial" style:font-weight-complex="normal"/>
    </style:style>
    <style:style style:name="T3" style:family="text">
      <style:text-properties style:font-name="Liberation Mono" fo:font-size="9.5pt" style:font-size-asian="9.5pt" style:font-name-complex="Arial" style:font-size-complex="9.5pt"/>
    </style:style>
    <style:style style:name="T4" style:family="text">
      <style:text-properties style:font-name-asian="Liberation Sans" style:font-name-complex="Liberation Sans"/>
    </style:style>
    <style:style style:name="T5" style:family="text">
      <style:text-properties style:language-asian="cs" style:country-asian="CZ"/>
    </style:style>
    <style:style style:name="T6" style:family="text">
      <style:text-properties fo:font-weight="bold" style:font-weight-asian="bold"/>
    </style:style>
    <style:style style:name="T7" style:family="text">
      <style:text-properties fo:color="#000000" fo:background-color="transparent" loext:char-shading-value="0"/>
    </style:style>
    <style:style style:name="T8" style:family="text">
      <style:text-properties fo:color="#000000" officeooo:rsid="00024613" fo:background-color="transparent" loext:char-shading-value="0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officeooo:rsid="00001423"/>
    </style:style>
    <style:style style:name="T11" style:family="text">
      <style:text-properties style:use-window-font-color="true" officeooo:rsid="0001d4c5"/>
    </style:style>
    <style:style style:name="T12" style:family="text">
      <style:text-properties officeooo:rsid="0001d4c5"/>
    </style:style>
    <style:style style:name="T13" style:family="text">
      <style:text-properties officeooo:rsid="0000142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Hmotná odpovědnost při nakládání s prostředky na účtu</text:p>
      <text:p text:style-name="P4"/>
      <text:p text:style-name="P6">Čl. 1 Smluvní strany</text:p>
      <text:p text:style-name="P5">Majitelka účtu: </text:p>
      <text:p text:style-name="P12">Česká pirátská strana, IČ 71339698,<text:line-break/>se sídlem Řehořova 19, Praha 3,</text:p>
      <text:p text:style-name="P12">zast. republikovým předsednictvem, <text:line-break/>jehož jménem jedná podepsaný člen,</text:p>
      <text:p text:style-name="P10"><text:span text:style-name="T9">e-mail: </text:span><text:a xlink:type="simple" xlink:href="mailto:rp@pirati.cz">rp@pirati.cz</text:a><text:span text:style-name="T9"> (dále také „Piráti“)</text:span></text:p>
      <text:p text:style-name="Normální"/>
      <text:p text:style-name="Normální"/>
      <text:p text:style-name="P5">Správce účtu:</text:p>
      <text:p>Petros Michailidis </text:p>
      <text:p text:style-name="P11">Trvale bytem: </text:p>
      <text:p text:style-name="P11">735 72 Petrovice u Karviné č. 390 </text:p>
      <text:p text:style-name="P11">Narozen: 29.9.1955</text:p>
      <text:p text:style-name="Standard"><text:span text:style-name="T9">e-mail: </text:span><text:a xlink:type="simple" xlink:href="mailto:petros@sortep.cz">p</text:a><text:a xlink:type="simple" xlink:href="mailto:petros@sortep.cz">etros@sortep.cz</text:a><text:span text:style-name="T9"> </text:span></text:p>
      <text:p text:style-name="Normální"/>
      <text:p text:style-name="P6">Čl. 2 Předmět smlouvy</text:p>
      <text:p text:style-name="Normální">Správce účtu se touto smlouvou zavazuje majitelce účtu k plné majetkové odpovědnosti za</text:p>
      <text:p text:style-name="Normální">škodu způsobenou při správě účtu.</text:p>
      <text:p text:style-name="Normální"/>
      <text:p text:style-name="P6">Čl. 3 Spravovaný účet</text:p>
      <text:p text:style-name="P16">Tato smlouva se vztahuje na <text:span text:style-name="T12">hlavní </text:span>transparentní bankovní účet <text:span text:style-name="T12">2100048174/2010</text:span> u banky FIO, <text:span text:style-name="T12">jakož i na každý další účet majitelky.</text:span> Finančním účtem se přitom rozumí bankovní účet, <text:span text:style-name="T12">účet platební služby PayPal a podobně.</text:span></text:p>
      <text:p text:style-name="Normální"/>
      <text:p text:style-name="P6">Čl. 4 Správa účtu</text:p>
      <text:p text:style-name="Normální">Správou účtu se rozumí nakládání s prostředky na účtu pod identifikačními údaji správce a</text:p>
      <text:p text:style-name="Normální">a to v rozsahu, k němuž je správce oprávněn podle protokolů k účtu nebo jiným způsobem.</text:p>
      <text:p text:style-name="Normální"/>
      <text:p text:style-name="P6">Čl. 5 Povinnosti správce</text:p>
      <text:p text:style-name="Normální">Správce je povinen vykonávat správu osobně, bezúplatně a s péčí řádného hospodáře. Řídí se</text:p>
      <text:p text:style-name="Normální">přitom zákonem, vnitřními předpisy majitelky a příslušnou smlouvou o účtu uzavřenou se třetí stranou. Správce potvrzuje, že je s jejich zněním seznámen a zavazuje se je dodržovat.<text:line-break/></text:p>
      <text:p text:style-name="P7"><text:span text:style-name="Standardní_20_písmo_20_odstavce"><text:span text:style-name="T6">Čl. 6 Rozsah odpovědnosti</text:span></text:span></text:p>
      <text:p text:style-name="Normální">Správce odpovídá za škodu, která je při správě účtu způsobena, bez ohledu na zavinění. Tuto</text:p>
      <text:p text:style-name="Normální">škodu je povinen nahradit bez zbytečného odkladu po tom, co ho majitelka účtu vyzve. Správce však neodpovídá za škodu v rozsahu, v němž byl škůdce odhalen a škodu též majitelce nahradil. Zánik funkce ani výpověď nemají vliv na odpovědnostní právní vztahy, které již vznikly.</text:p>
      <text:p text:style-name="Normální"/>
      <text:p text:style-name="P15">Čl. 7 Doba trvání smlouvy</text:p>
      <text:p text:style-name="P9">Ke správě účtu je správce povinen po celou dobu trvání své funkce v rozsahu, ve kterém to</text:p>
      <text:p text:style-name="Normální">náplň funkce vyžaduje. Pokud funkce zanikne nebo je smlouva vypovězena, učiní správce účtu ještě úkony správy, k nimž je oprávněn a které nesnesou odkladu, aby majitelka účtu neutrpěla újmu.<text:line-break/></text:p>
      <text:p text:style-name="P6">Čl. 8 Výpověď</text:p>
      <text:p text:style-name="Normální">Majitelka účtu má právo tuto smlouvu vypovědět, pokud správce účtu poruší svoje povinnosti nebo je-li podstatným způsobem ohrožen spravovaný majetek. Správce účtu má právo tuto smlouvu vypovědět, pokud se vnitřní předpisy upravující hospodaření s účtem změní takovým</text:p>
      <text:p text:style-name="Normální">způsobem, že pokračování ve smluvním vztahu po něm nelze spravedlivě požadovat. Výpověď musí být doručena v písemné podobě do 1 měsíce od rozhodné skutečnosti, jinak se k ní nepřilíží.<text:line-break/></text:p>
      <text:p text:style-name="P7"><text:span text:style-name="Standardní_20_písmo_20_odstavce"><text:span text:style-name="T6">Čl. 9 Následky neplatnosti<text:line-break/></text:span></text:span>Pokud by se v důsledku změny právních předpisů nebo z jiných důvodů stala některá ujednání</text:p>
      <text:p text:style-name="Normální">této smlouvy byť částečně neplatnými nebo neúčinnými, smluvní strany prohlašují, že smlouva je ve zbývajícím rozsahu platná a účinná, neodporuje-li to jejímu účelu nebo nejedná-li se o ustanovení, která oddělit nelze. Zavazují se nahradit původní neplatné nebo neúčinné ustanovení novým ustanovením, které se bude účelem a obsahem co nejvíce podobat původnímu ustanovení.</text:p>
      <text:p text:style-name="Normální"/>
      <text:p text:style-name="P6">Čl. 10 Závěrečná ustanovení</text:p>
      <text:p text:style-name="Normální">Každá změna smlouvy musí být sjednána písemně. Smluvní strany souhlasí se zveřejněním</text:p>
      <text:p text:style-name="Normální">této smlouvy. Smlouva se vyhotovuje ve dvou stejnopisech. Každá ze smluvních stran obdrží</text:p>
      <text:p text:style-name="Normální">jeden stejnopis. Svou svobodnou vůli stvrzují smluvní strany podpisem:<text:line-break/></text:p>
      <text:p text:style-name="Normální">V <text:s text:c="3"/><text:span text:style-name="T12">Praze</text:span> <text:s text:c="31"/>dne <text:span text:style-name="T12">1.4.2016</text:span></text:p>
      <text:p text:style-name="Normální"/>
      <text:p text:style-name="Normální"/>
      <text:p text:style-name="Normální"/>
      <text:p text:style-name="Normální"/>
      <text:p text:style-name="Normální"/>
      <text:section text:style-name="Sect1" text:name="Sect1">
        <text:p text:style-name="Normální">. . . . . . . . . . . . . . . . . . . . . . . . . . . . <text:s text:c="39"/>. . . . . . . . . . . . . . . . . . . . . . . . . . . .</text:p>
        <text:p text:style-name="P16">Petros Michailidis <text:s text:c="2"/><text:span text:style-name="T12">(správce)</text:span> <text:s text:c="59"/><text:span text:style-name="T13">Lukáš Černohorský</text:span><text:tab/><text:tab/><text:span text:style-name="T10"><text:tab/><text:tab/><text:tab/><text:tab/><text:tab/><text:tab/><text:tab/><text:tab/>předseda, </text:span><text:span text:style-name="T9"><text:s/></text:span><text:span text:style-name="T11">(</text:span><text:span text:style-name="T10">majitelka)</text:span></text:p>
        <text:p text:style-name="Normální"/>
        <text:p text:style-name="Normální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OpenSymbol" svg:font-family="OpenSymbol" style:font-family-generic="system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fo:background-color="transparent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color="#333333" style:font-name="Liberation Sans" fo:font-family="'Liberation San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wiss" style:font-size-complex="14pt" fo:hyphenate="true"/>
    </style:style>
    <style:style style:name="Text_20_body" style:display-name="Text body" style:family="paragraph" style:parent-style-name="Standard" style:class="text">
      <style:paragraph-properties fo:margin-top="0.499cm" fo:margin-bottom="0.499cm" style:contextual-spacing="false" fo:hyphenation-ladder-count="no-limit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 style:font-size-asian="11pt" fo:hyphenate="tru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 fo:hyphenate="tru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tru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true"/>
    </style:style>
    <style:style style:name="Normální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true"/>
    </style:style>
    <style:style style:name="Titulek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true"/>
    </style:style>
    <style:style style:name="Header" style:family="paragraph" style:parent-style-name="Standard" style:class="extra">
      <style:paragraph-properties fo:margin-left="3cm" fo:margin-right="0cm" fo:hyphenation-ladder-count="no-limit" fo:text-indent="0cm" style:auto-text-indent="false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Footer" style:family="paragraph" style:parent-style-name="Standard" style:class="extra">
      <style:paragraph-properties fo:hyphenation-ladder-count="no-limit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Adresa" style:family="paragraph" style:parent-style-name="Standard" style:auto-update="true">
      <style:paragraph-properties fo:margin-left="7.999cm" fo:margin-right="0cm" fo:margin-top="1.199cm" fo:margin-bottom="1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1pt" style:font-size-asian="11pt" fo:hyphenate="true"/>
    </style:style>
    <style:style style:name="Vec" style:family="paragraph" style:next-style-name="Standard">
      <style:paragraph-properties fo:margin-top="1cm" fo:margin-bottom="1cm" style:contextual-spacing="false" fo:hyphenation-ladder-count="no-limit"/>
      <style:text-properties fo:color="#333333" style:font-name="Liberation Sans" fo:font-family="'Liberation Sans'" style:font-family-generic="swiss" style:font-pitch="variable" fo:font-size="10.5pt" fo:font-weight="bold" style:font-size-asian="10.5pt" style:font-weight-asian="bold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tru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tru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Liberation_20_Mono" style:display-name="Liberation Mono" style:family="paragraph" style:parent-style-name="Text_20_body">
      <style:paragraph-properties fo:hyphenation-ladder-count="no-limit"/>
      <style:text-properties fo:hyphenate="true"/>
    </style:style>
    <style:style style:name="Oslovení" style:family="paragraph" style:parent-style-name="Text_20_body">
      <style:paragraph-properties fo:margin-left="9.999cm" fo:margin-right="0cm" fo:margin-top="1cm" fo:margin-bottom="1cm" style:contextual-spacing="false" fo:hyphenation-ladder-count="no-limit" fo:text-indent="0cm" style:auto-text-indent="false" text:number-lines="false" text:line-number="0">
        <style:tab-stops>
          <style:tab-stop style:position="-3.748cm"/>
          <style:tab-stop style:position="0.252cm"/>
          <style:tab-stop style:position="4.002cm"/>
        </style:tab-stops>
      </style:paragraph-properties>
      <style:text-properties fo:hyphenate="true"/>
    </style:style>
    <style:style style:name="Signature" style:family="paragraph" style:parent-style-name="Standard" style:class="text">
      <style:paragraph-properties fo:margin-left="9.999cm" fo:margin-right="0cm" fo:hyphenation-ladder-count="no-limit" fo:text-indent="0cm" style:auto-text-indent="false" text:number-lines="false" text:line-number="0">
        <style:tab-stops/>
      </style:paragraph-properties>
      <style:text-properties fo:font-size="11pt" style:font-size-asian="11pt" fo:hyphenate="true"/>
    </style:style>
    <style:style style:name="Priloha" style:family="paragraph" style:parent-style-name="Standard">
      <style:paragraph-properties fo:margin-top="0.499cm" fo:margin-bottom="0cm" style:contextual-spacing="false" fo:hyphenation-ladder-count="no-limit"/>
      <style:text-properties fo:font-size="11pt" fo:font-weight="bold" style:font-size-asian="11pt" style:font-weight-asian="bold" fo:hyphenate="tru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Text_20_bubliny" style:display-name="Text bubliny" style:family="paragraph" style:parent-style-name="Normální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Zvýraznění" style:family="text">
      <style:text-properties fo:font-style="italic" style:font-style-asian="italic" style:font-style-complex="italic"/>
    </style:style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0a9cb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-complex="Arial"/>
    </style:style>
    <style:style style:name="MT1" style:family="text">
      <style:text-properties style:font-name-complex="Arial"/>
    </style:style>
    <style:style style:name="MT2" style:family="text">
      <style:text-properties fo:font-weight="normal" style:font-weight-asian="normal" style:font-name-complex="Arial" style:font-weight-complex="normal"/>
    </style:style>
    <style:style style:name="MT3" style:family="text">
      <style:text-properties style:font-name="Liberation Mono" fo:font-size="9.5pt" style:font-size-asian="9.5pt" style:font-name-complex="Arial" style:font-size-complex="9.5pt"/>
    </style:style>
    <style:style style:name="MT4" style:family="text">
      <style:text-properties style:font-name-asian="Liberation Sans" style:font-name-complex="Liberation Sans"/>
    </style:style>
    <style:style style:name="MT5" style:family="text">
      <style:text-properties style:language-asian="cs" style:country-asian="CZ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0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958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0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431cm" fo:margin-left="0cm" fo:margin-right="0cm" fo:margin-bottom="0cm" style:dynamic-spacing="true"/>
      </style:header-style>
      <style:footer-style>
        <style:header-footer-properties fo:min-height="1.95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Standardní_20_písmo_20_odstavce"><text:span text:style-name="MT1">-</text:span></text:span><text:span text:style-name="Standardní_20_písmo_20_odstavce"><text:span text:style-name="MT1"><text:page-number text:select-page="current">2</text:page-number></text:span></text:span><text:span text:style-name="Standardní_20_písmo_20_odstavce"><text:span text:style-name="MT1">-<text:line-break/>Česká pirátská strana • </text:span></text:span><text:span text:style-name="Strong_20_Emphasis"><text:span text:style-name="MT2">Řehořova 943/19, 130 00 Praha 3</text:span></text:span><text:span text:style-name="Standardní_20_písmo_20_odstavce"><text:span text:style-name="MT1"> • Doručovat do datové schránky </text:span></text:span><text:span text:style-name="Standardní_20_písmo_20_odstavce"><text:span text:style-name="MT3">b2i4r6j</text:span></text:span><text:span text:style-name="Standardní_20_písmo_20_odstavce"><text:span text:style-name="MT4"><text:line-break/></text:span></text:span><text:span text:style-name="Standardní_20_písmo_20_odstavce"><text:span text:style-name="MT1">Tel. +420 608 963 111 • Web </text:span></text:span><text:a xlink:type="simple" xlink:href="http://www.pirati.cz/" office:target-frame-name="_top" xlink:show="replace" text:style-name="Internet_20_link"><text:span text:style-name="Standardní_20_písmo_20_odstavce"><text:span text:style-name="MT1">http://www.pirati.cz</text:span></text:span></text:a><text:span text:style-name="Standardní_20_písmo_20_odstavce"><text:span text:style-name="MT1"> • E-mail </text:span></text:span><text:a xlink:type="simple" xlink:href="mailto:info@pirati.cz" office:target-frame-name="_top" xlink:show="replace" text:style-name="Internet_20_link"><text:span text:style-name="Standardní_20_písmo_20_odstavce"><text:span text:style-name="MT1">info@pirati.cz</text:span></text:span></text:a><text:span text:style-name="Standardní_20_písmo_20_odstavce"><text:span text:style-name="MT1"> • IČO 71339698</text:span></text:span></text:p>
        <text:p text:style-name="MP1"><text:span text:style-name="Standardní_20_písmo_20_odstavce"><text:span text:style-name="MT1">Transparentní účet 2100048174/2010</text:span></text:span></text:p>
      </style:footer>
    </style:master-page>
    <style:master-page style:name="MPF0" style:page-layout-name="Mpm3" style:next-style-name="MP0">
      <style:header>
        <text:p text:style-name="Header"><draw:frame draw:style-name="Mfr1" draw:name="Obrázek 1" text:anchor-type="paragraph" svg:x="-0.415cm" svg:y="-0.392cm" svg:width="5.666cm" style:rel-width="scale" svg:height="2.348cm" style:rel-height="scale" draw:z-index="0"><draw:image xlink:href="Pictures/100002010000044A000001C737AE8CA5.png" xlink:type="simple" xlink:show="embed" xlink:actuate="onLoad"/></draw:frame><text:span text:style-name="Standardní_20_písmo_20_odstavce"><text:span text:style-name="MT5"/></text:span></text:p>
      </style:header>
      <style:footer>
        <text:p text:style-name="MP2"><text:span text:style-name="Standardní_20_písmo_20_odstavce"><text:span text:style-name="MT1">-</text:span></text:span><text:span text:style-name="Standardní_20_písmo_20_odstavce"><text:span text:style-name="MT1"><text:page-number text:select-page="current">1</text:page-number></text:span></text:span><text:span text:style-name="Standardní_20_písmo_20_odstavce"><text:span text:style-name="MT1">-<text:line-break/>Česká pirátská strana • </text:span></text:span><text:span text:style-name="Strong_20_Emphasis"><text:span text:style-name="MT2">Řehořova 943/19, 130 00 Praha 3</text:span></text:span><text:span text:style-name="Standardní_20_písmo_20_odstavce"><text:span text:style-name="MT1"> • Doručovat do datové schránky </text:span></text:span><text:span text:style-name="Standardní_20_písmo_20_odstavce"><text:span text:style-name="MT3">b2i4r6j</text:span></text:span><text:span text:style-name="Standardní_20_písmo_20_odstavce"><text:span text:style-name="MT4"><text:line-break/></text:span></text:span><text:span text:style-name="Standardní_20_písmo_20_odstavce"><text:span text:style-name="MT1">Tel. +420 608 963 111 • Web </text:span></text:span><text:a xlink:type="simple" xlink:href="http://www.pirati.cz/" office:target-frame-name="_top" xlink:show="replace" text:style-name="Internet_20_link"><text:span text:style-name="Standardní_20_písmo_20_odstavce"><text:span text:style-name="MT1">http://www.pirati.cz</text:span></text:span></text:a><text:span text:style-name="Standardní_20_písmo_20_odstavce"><text:span text:style-name="MT1"> • E-mail </text:span></text:span><text:a xlink:type="simple" xlink:href="mailto:info@pirati.cz" office:target-frame-name="_top" xlink:show="replace" text:style-name="Internet_20_link"><text:span text:style-name="Standardní_20_písmo_20_odstavce"><text:span text:style-name="MT1">info@pirati.cz</text:span></text:span></text:a><text:span text:style-name="Standardní_20_písmo_20_odstavce"><text:span text:style-name="MT1"> • IČO 71339698</text:span></text:span></text:p>
        <text:p text:style-name="MP3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Pirátský dopis</dc:title>
    <meta:initial-creator>Jakub Michálek</meta:initial-creator>
    <meta:creation-date>2013-07-05T23:33:00Z</meta:creation-date>
    <dc:date>2016-03-30T23:13:26.324859519</dc:date>
    <meta:editing-cycles>8</meta:editing-cycles>
    <meta:editing-duration>PT26M25S</meta:editing-duration>
    <meta:document-statistic meta:table-count="0" meta:image-count="1" meta:object-count="0" meta:page-count="2" meta:paragraph-count="45" meta:word-count="620" meta:character-count="3958" meta:non-whitespace-character-count="3229"/>
    <meta:user-defined meta:name="Informace 1"/>
    <meta:user-defined meta:name="Informace 2"/>
    <meta:user-defined meta:name="Informace 3"/>
    <meta:user-defined meta:name="Informace 4"/>
    <meta:template xlink:type="simple" xlink:actuate="onRequest" xlink:title="" xlink:href="../../Stažené/hmotka_volebni_ucet.odt/Sablona_dopis.ott"/>
  </office:meta>
</office:document-meta>
</file>